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300000320A74223A7BF94438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draw:stroke="dash" draw:stroke-dash="Ultrafine_20_Dashed" svg:stroke-width="0.152cm" svg:stroke-color="#007826" draw:marker-start="Arrow_20_concave" draw:marker-start-width="0.66cm" draw:marker-end="Arrow_20_concave" draw:marker-end-width="0.761cm" draw:fill="none" draw:textarea-vertical-align="middle" fo:padding-top="0.201cm" fo:padding-bottom="0.201cm" fo:padding-left="0.326cm" fo:padding-right="0.326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fo:color="#3465a4" style:font-name="Liberation Serif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fo:color="#3465a4" style:font-name="Liberation Serif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cc0000" style:font-name="Comic Sans MS" fo:font-weight="bold" style:font-weight-asian="bold" style:font-weight-complex="bold"/>
    </style:style>
    <style:style style:name="T2" style:family="text">
      <style:text-properties fo:color="#3465a4" style:font-name="Liberation Seri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496cm" svg:x="4.414cm" svg:y="2.032cm">
          <draw:image xlink:href="Pictures/100000000000055300000320A74223A7BF944383.jpg" xlink:type="simple" xlink:show="embed" xlink:actuate="onLoad">
            <text:p/>
          </draw:image>
        </draw:frame>
        <draw:frame draw:style-name="gr2" draw:text-style-name="P2" draw:layer="layout" svg:width="4.699cm" svg:height="1.27cm" svg:x="5.873cm" svg:y="2.433cm">
          <draw:text-box>
            <text:p><text:span text:style-name="T1">Fantasy</text:span> </text:p>
          </draw:text-box>
        </draw:frame>
        <draw:frame draw:style-name="gr2" draw:text-style-name="P4" draw:layer="layout" svg:width="3.937cm" svg:height="1.27cm" svg:x="19.208cm" svg:y="2.433cm">
          <draw:text-box>
            <text:p text:style-name="P3"><text:span text:style-name="T2">Reality </text:span></text:p>
          </draw:text-box>
        </draw:frame>
        <draw:line draw:style-name="gr3" draw:text-style-name="P5" draw:layer="layout" svg:x1="9.048cm" svg:y1="2.941cm" svg:x2="18.954cm" svg:y2="2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12:48:57.850177129</meta:creation-date>
    <dc:date>2016-07-22T12:58:06.714519925</dc:date>
    <meta:editing-duration>PT9M9S</meta:editing-duration>
    <meta:editing-cycles>2</meta:editing-cycles>
    <meta:generator>LibreOffice/5.1.4.2$Linux_X86_64 LibreOffice_project/10m0$Build-2</meta:generator>
    <meta:document-statistic meta:object-count="4"/>
  </office:meta>
</office:document-meta>
</file>